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7b3ca" draw:textarea-horizontal-align="justify" draw:textarea-vertical-align="middle" draw:auto-grow-height="false" fo:min-height="1.02cm" fo:min-width="17.59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878cm" fo:min-width="17.597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95cm" fo:min-width="17.91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55cm" fo:min-width="17.59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9.275cm" fo:min-width="18.23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62cm" fo:min-width="1.88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37cm" fo:min-width="17.59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608cm" fo:min-width="17.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9.854cm" fo:min-width="13.354cm"/>
    </style:style>
    <style:style style:name="gr11" style:family="graphic" style:parent-style-name="standard">
      <style:graphic-properties draw:fill-color="#81aca6" draw:textarea-horizontal-align="justify" draw:textarea-vertical-align="middle" draw:auto-grow-height="false" fo:min-height="7.833cm" fo:min-width="11.557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6.487cm" fo:min-width="9.5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66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3.56cm" fo:min-width="17.28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56cm" fo:min-width="8.072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5.147cm" fo:min-width="7.437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5.147cm" fo:min-width="7.755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81aca6"/>
      <style:paragraph-properties fo:text-align="center" style:writing-mode="lr-tb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1.27cm" svg:x="1.635cm" svg:y="2.27cm">
          <text:p text:style-name="P1">Music Director</text:p>
          <text:p text:style-name="P1">Radio Station Workflow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097cm" svg:height="4.128cm" svg:x="1.635cm" svg:y="3.54cm">
          <text:p text:style-name="P1">Music Director Selects Music All Content in:</text:p>
          <text:p text:style-name="P1">ARTIST-SONG-ALBUM.wav Format </text:p>
          <text:p text:style-name="P1"><text:s/>Voice Track INTROS/OUTROS </text:p>
          <text:p text:style-name="P1">Ending up with 3 files for stub</text:p>
          <text:p text:style-name="P1">Going to need 80-200 songs in curr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415cm" svg:height="4.445cm" svg:x="1.635cm" svg:y="11.795cm">
          <text:p text:style-name="P1">Download Stub.zip</text:p>
          <text:p text:style-name="P1">Extract stub.zip</text:p>
          <text:p text:style-name="P1">Place content in stub</text:p>
          <text:p text:style-name="P1">Zip stub</text:p>
          <text:p text:style-name="P1">Upload stub.zi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098cm" svg:height="1.905cm" draw:transform="skewX (0.00418879020478639) rotate (0.00401425727958696) translate (1.635cm 8.62cm)">
          <text:p text:style-name="P1">Access Web Page on Server on port :3000</text:p>
          <text:p text:style-name="P1">No VPN required if Firewall Ports Forward :3000</text:p>
          <text:p text:style-name="P1">To Serv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32cm" svg:height="9.525cm" svg:x="1.635cm" svg:y="17.192cm">
          <text:p text:style-name="P1">ARTIST-SONG-ALBUM Samples</text:p>
          <text:p text:style-name="P1">Music</text:p>
          <text:p text:style-name="P4">Kenny Wayne Sheperd-Blue on Black-Digital.mp3</text:p>
          <text:p text:style-name="P4">Kenny Wayne Sheperd-Blue on Black-DigitalINTRO.mp3</text:p>
          <text:p text:style-name="P4">Kenny Wayne Sheperd-Blue on Black-DigitalOUTRTO.mp3</text:p>
          <text:p text:style-name="P4">Advertising</text:p>
          <text:p text:style-name="P4">JoesPlumbing-Info-05889.mp3</text:p>
          <text:p text:style-name="P4">Bobs Barbeque-2for1-05890.mp3</text:p>
          <text:p text:style-name="P4">Talent</text:p>
          <text:p text:style-name="P4">John News- 6:30-Digital.mp3</text:p>
          <text:p text:style-name="P4">Lisa Brickhouse-12:00-Digital.mp3</text:p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63cm" svg:height="1.27cm" svg:x="8.302cm" svg:y="10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" draw:text-style-name="P2" draw:layer="layout" svg:width="18.097cm" svg:height="1.27cm" svg:x="1.635cm" svg:y="2.27cm">
          <text:p text:style-name="P1">Music Director</text:p>
          <text:p text:style-name="P1">Radio StationWorkflow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8.097cm" svg:height="1.587cm" svg:x="1.635cm" svg:y="3.54cm">
          <text:p text:style-name="P1">Manage Playlist Using</text:p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7.78cm" svg:height="2.858cm" svg:x="1.635cm" svg:y="8.302cm">
          <text:p text:style-name="P1">Execute NH3000 </text:p>
          <text:p text:style-name="P1">Desltop App</text:p>
          <text:p text:style-name="P1">Login and authenticat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098cm" svg:height="1.905cm" draw:transform="skewX (0.00418879020478639) rotate (0.00401425727958696) translate (1.635cm 5.518cm)">
          <text:p text:style-name="P1">VPN into Server</text:p>
          <text:p text:style-name="P1">Use No Machine Desktop Software</text:p>
          <text:p text:style-name="P1">To Get Server Deslto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732cm" svg:height="9.525cm" svg:x="1.318cm" svg:y="12.112cm">
          <text:p text:style-name="P1">Select Inventory Tab</text:p>
          <text:p text:style-name="P1">Browse To The Item to Maintain</text:p>
          <text:p text:style-name="P1">Move CURRENT to RECURRENT</text:p>
          <text:p text:style-name="P1">Delete Item</text:p>
          <text:p text:style-name="P1">Manually Add Item</text:p>
          <text:p text:style-name="P4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9" draw:text-style-name="P6" draw:layer="layout" svg:width="7.758cm" svg:height="0.962cm" svg:x="6.577cm" svg:y="17.51cm">
          <draw:text-box>
            <text:p>Figure 1 Layered Security</text:p>
          </draw:text-box>
        </draw:frame>
        <draw:custom-shape draw:style-name="gr10" draw:text-style-name="P7" draw:layer="layout" svg:width="19.59cm" svg:height="14.288cm" svg:x="1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7.051cm" svg:height="11.429cm" svg:x="2.364cm" svg:y="3.54cm">
          <text:p text:style-name="P1">VP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4.193cm" svg:height="9.525cm" svg:x="3.952cm" svg:y="5.127cm">
          <text:p text:style-name="P1">SSH</text:p>
          <text:p text:style-name="P1">REMOTE DESKTOP</text:p>
          <text:p text:style-name="P1">System Admin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6.966cm" svg:height="0.962cm" svg:x="7.35cm" svg:y="2.578cm">
          <draw:text-box>
            <text:p>World :3000 Cloudflare</text:p>
          </draw:text-box>
        </draw:frame>
      </draw:page>
      <draw:page draw:name="page4" draw:style-name="dp1" draw:master-page-name="Default">
        <draw:custom-shape draw:style-name="gr14" draw:text-style-name="P10" draw:layer="layout" svg:width="17.78cm" svg:height="3.81cm" svg:x="2.27cm" svg:y="2.27cm">
          <text:p text:style-name="P5">World Wide Web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8.572cm" svg:height="3.81cm" svg:x="1.953cm" svg:y="8.62cm">
          <text:p text:style-name="P5">Cable/ Wireless Modem</text:p>
          <text:p text:style-name="P5">Port Forward VPN</text:p>
          <text:p text:style-name="P5">Port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7.937cm" svg:height="5.397cm" svg:x="2.27cm" svg:y="13.7cm">
          <text:p text:style-name="P5">Router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8.255cm" svg:height="5.397cm" svg:x="2.27cm" svg:y="20.05cm">
          <text:p text:style-name="P5">Remote Desktoip</text:p>
          <text:p text:style-name="P5">SSH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8.255cm" svg:height="5.397cm" svg:x="11.795cm" svg:y="20.05cm">
          <text:p text:style-name="P5">Https port 3000</text:p>
          <text:p text:style-name="P5">Cloudflare</text:p>
          <draw:enhanced-geometry svg:viewBox="0 0 21600 21600" draw:type="rectangle" draw:enhanced-path="M 0 0 L 21600 0 21600 21600 0 21600 0 0 Z N"/>
        </draw:custom-shape>
        <draw:line draw:style-name="gr18" draw:text-style-name="P11" draw:layer="layout" svg:x1="5.762cm" svg:y1="6.08cm" svg:x2="5.762cm" svg:y2="8.62cm">
          <text:p/>
        </draw:line>
        <draw:line draw:style-name="gr19" draw:text-style-name="P11" draw:layer="layout" svg:x1="5.762cm" svg:y1="12.43cm" svg:x2="5.762cm" svg:y2="13.7cm">
          <text:p/>
        </draw:line>
        <draw:line draw:style-name="gr20" draw:text-style-name="P11" draw:layer="layout" svg:x1="6.08cm" svg:y1="19.097cm" svg:x2="6.08cm" svg:y2="20.05cm">
          <text:p/>
        </draw:line>
        <draw:line draw:style-name="gr21" draw:text-style-name="P11" draw:layer="layout" svg:x1="13.7cm" svg:y1="6.08cm" svg:x2="13.7cm" svg:y2="20.05cm">
          <text:p/>
        </draw:line>
        <draw:line draw:style-name="gr22" draw:text-style-name="P11" draw:layer="layout" svg:x1="16.875cm" svg:y1="20.05cm" svg:x2="16.875cm" svg:y2="6.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0T17:26:13.070705490</meta:creation-date>
    <dc:date>2026-02-16T12:31:03.783488203</dc:date>
    <meta:editing-duration>PT13H9M50S</meta:editing-duration>
    <meta:editing-cycles>12</meta:editing-cycles>
    <meta:generator>LibreOffice/7.3.7.2$Linux_X86_64 LibreOffice_project/30$Build-2</meta:generator>
    <meta:document-statistic meta:object-count="26"/>
  </office:meta>
</office:document-meta>
</file>